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a016a" officeooo:paragraph-rsid="001a016a" style:font-size-asian="16pt" style:font-weight-asian="bold" style:font-size-complex="16pt" style:font-weight-complex="bold"/>
    </style:style>
    <style:style style:name="P2" style:family="paragraph" style:parent-style-name="Standard">
      <style:text-properties fo:font-size="16pt" style:text-underline-style="solid" style:text-underline-width="auto" style:text-underline-color="font-color" fo:font-weight="bold" officeooo:rsid="001a016a" officeooo:paragraph-rsid="0041f9d0"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200db0" officeooo:paragraph-rsid="00200db0"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200db0" officeooo:paragraph-rsid="00242132"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200db0" officeooo:paragraph-rsid="00298d6f" style:font-size-asian="16pt" style:font-weight-asian="bold" style:font-size-complex="16pt" style:font-weight-complex="bold"/>
    </style:style>
    <style:style style:name="P6" style:family="paragraph" style:parent-style-name="Standard">
      <style:text-properties fo:font-size="16pt" style:text-underline-style="solid" style:text-underline-width="auto" style:text-underline-color="font-color" fo:font-weight="bold" officeooo:rsid="000d99ef" officeooo:paragraph-rsid="0036bdd7"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0e19a7" officeooo:paragraph-rsid="003a6ed2" style:font-size-asian="16pt" style:font-weight-asian="bold" style:font-size-complex="16pt" style:font-weight-complex="bold"/>
    </style:style>
    <style:style style:name="P8" style:family="paragraph" style:parent-style-name="Standard">
      <style:text-properties fo:font-size="12pt" style:text-underline-style="none" fo:font-weight="normal" officeooo:rsid="001b24e7" officeooo:paragraph-rsid="001b24e7"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b24e7" officeooo:paragraph-rsid="001cef70"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1b24e7" officeooo:paragraph-rsid="001d6c0d"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b24e7" officeooo:paragraph-rsid="00237f92"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b24e7" officeooo:paragraph-rsid="0024213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b24e7" officeooo:paragraph-rsid="00298d6f"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b24e7" officeooo:paragraph-rsid="0031a19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b24e7" officeooo:paragraph-rsid="0041f9d0"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b24e7" officeooo:paragraph-rsid="0043a6f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cef70" officeooo:paragraph-rsid="001cef70"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cef70" officeooo:paragraph-rsid="001d6c0d"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cef70" officeooo:paragraph-rsid="0041f9d0"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fc768" officeooo:paragraph-rsid="001fc768"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fc768" officeooo:paragraph-rsid="0041f9d0"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d6c0d" officeooo:paragraph-rsid="00237f92"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d6c0d" officeooo:paragraph-rsid="00242132"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1d6c0d" officeooo:paragraph-rsid="00298d6f"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200db0" officeooo:paragraph-rsid="00200db0"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00db0" officeooo:paragraph-rsid="00242132"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200db0" officeooo:paragraph-rsid="002c982a"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237f92" officeooo:paragraph-rsid="00237f9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37f92" officeooo:paragraph-rsid="0024213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37f92" officeooo:paragraph-rsid="00298d6f"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37f92" officeooo:paragraph-rsid="00242132"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37f92" officeooo:paragraph-rsid="00298d6f"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237f92" officeooo:paragraph-rsid="0036bdd7"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0e19a7" officeooo:paragraph-rsid="0036bdd7"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0e19a7" officeooo:paragraph-rsid="003a6ed2"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0d99ef" officeooo:paragraph-rsid="0036bdd7"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0ece43" officeooo:paragraph-rsid="003a6ed2"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111df5" officeooo:paragraph-rsid="003a6ed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111df5" officeooo:paragraph-rsid="003fff0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3fff00" officeooo:paragraph-rsid="003fff00"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43a6f5" officeooo:paragraph-rsid="0043a6f5" style:font-size-asian="10.5pt" style:font-weight-asian="normal" style:font-size-complex="12pt" style:font-weight-complex="normal"/>
    </style:style>
    <style:style style:name="P42" style:family="paragraph" style:parent-style-name="Standard">
      <style:text-properties fo:font-size="12pt" style:text-underline-style="solid" style:text-underline-width="auto" style:text-underline-color="font-color" fo:font-weight="normal" officeooo:rsid="001b24e7" officeooo:paragraph-rsid="001d6c0d" style:font-size-asian="10.5pt" style:font-weight-asian="normal" style:font-size-complex="12pt" style:font-weight-complex="normal"/>
    </style:style>
    <style:style style:name="P43" style:family="paragraph" style:parent-style-name="Standard">
      <style:text-properties fo:font-size="12pt" style:text-underline-style="solid" style:text-underline-width="auto" style:text-underline-color="font-color" fo:font-weight="normal" officeooo:rsid="001b24e7" officeooo:paragraph-rsid="0041f9d0" style:font-size-asian="10.5pt" style:font-weight-asian="normal" style:font-size-complex="12pt" style:font-weight-complex="normal"/>
    </style:style>
    <style:style style:name="P44" style:family="paragraph" style:parent-style-name="Standard">
      <style:text-properties fo:font-size="12pt" style:text-underline-style="solid" style:text-underline-width="auto" style:text-underline-color="font-color" fo:font-weight="normal" officeooo:rsid="00237f92" officeooo:paragraph-rsid="00237f92" style:font-size-asian="10.5pt" style:font-weight-asian="normal" style:font-size-complex="12pt" style:font-weight-complex="normal"/>
    </style:style>
    <style:style style:name="P45" style:family="paragraph" style:parent-style-name="Standard">
      <style:text-properties fo:font-size="12pt" style:text-underline-style="solid" style:text-underline-width="auto" style:text-underline-color="font-color" fo:font-weight="normal" officeooo:rsid="00237f92" officeooo:paragraph-rsid="00242132" style:font-size-asian="10.5pt" style:font-weight-asian="normal" style:font-size-complex="12pt" style:font-weight-complex="normal"/>
    </style:style>
    <style:style style:name="P46" style:family="paragraph" style:parent-style-name="Standard">
      <style:text-properties fo:font-size="12pt" style:text-underline-style="solid" style:text-underline-width="auto" style:text-underline-color="font-color" fo:font-weight="normal" officeooo:rsid="00237f92" officeooo:paragraph-rsid="00298d6f" style:font-size-asian="10.5pt" style:font-weight-asian="normal" style:font-size-complex="12pt" style:font-weight-complex="normal"/>
    </style:style>
    <style:style style:name="P47" style:family="paragraph" style:parent-style-name="Standard">
      <style:text-properties fo:font-size="12pt" style:text-underline-style="solid" style:text-underline-width="auto" style:text-underline-color="font-color" fo:font-weight="normal" officeooo:rsid="00200db0" officeooo:paragraph-rsid="00242132" style:font-size-asian="10.5pt" style:font-weight-asian="normal" style:font-size-complex="12pt" style:font-weight-complex="normal"/>
    </style:style>
    <style:style style:name="P48" style:family="paragraph" style:parent-style-name="Standard">
      <style:text-properties fo:font-size="12pt" style:text-underline-style="solid" style:text-underline-width="auto" style:text-underline-color="font-color" fo:font-weight="normal" officeooo:rsid="00200db0" officeooo:paragraph-rsid="00298d6f" style:font-size-asian="10.5pt" style:font-weight-asian="normal" style:font-size-complex="12pt" style:font-weight-complex="normal"/>
    </style:style>
    <style:style style:name="P49" style:family="paragraph" style:parent-style-name="Standard">
      <style:text-properties fo:font-size="12pt" style:text-underline-style="solid" style:text-underline-width="auto" style:text-underline-color="font-color" fo:font-weight="normal" officeooo:rsid="000e19a7" officeooo:paragraph-rsid="0036bdd7" style:font-size-asian="10.5pt" style:font-weight-asian="normal" style:font-size-complex="12pt" style:font-weight-complex="normal"/>
    </style:style>
    <style:style style:name="P50" style:family="paragraph" style:parent-style-name="Standard">
      <style:text-properties fo:font-size="12pt" style:text-underline-style="solid" style:text-underline-width="auto" style:text-underline-color="font-color" fo:font-weight="normal" officeooo:rsid="000ece43" officeooo:paragraph-rsid="003a6ed2"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fff00" officeooo:paragraph-rsid="003fff00" style:font-size-asian="10.5pt" style:font-weight-asian="normal" style:font-size-complex="12pt" style:font-weight-complex="normal"/>
    </style:style>
    <style:style style:name="P52" style:family="paragraph" style:parent-style-name="Standard">
      <style:text-properties fo:font-size="12pt" style:text-underline-style="solid" style:text-underline-width="auto" style:text-underline-color="font-color" fo:font-weight="bold" officeooo:rsid="00200db0" officeooo:paragraph-rsid="00200db0" style:font-size-asian="10.5pt" style:font-weight-asian="bold" style:font-size-complex="12pt" style:font-weight-complex="bold"/>
    </style:style>
    <style:style style:name="P53" style:family="paragraph" style:parent-style-name="Standard">
      <style:text-properties fo:font-size="12pt" style:text-underline-style="solid" style:text-underline-width="auto" style:text-underline-color="font-color" fo:font-weight="bold" officeooo:rsid="00200db0" officeooo:paragraph-rsid="00242132" style:font-size-asian="10.5pt" style:font-weight-asian="bold" style:font-size-complex="12pt" style:font-weight-complex="bold"/>
    </style:style>
    <style:style style:name="P54" style:family="paragraph" style:parent-style-name="Standard">
      <style:text-properties fo:font-size="12pt" style:text-underline-style="solid" style:text-underline-width="auto" style:text-underline-color="font-color" fo:font-weight="bold" officeooo:rsid="00200db0" officeooo:paragraph-rsid="00298d6f" style:font-size-asian="10.5pt" style:font-weight-asian="bold" style:font-size-complex="12pt" style:font-weight-complex="bold"/>
    </style:style>
    <style:style style:name="P55" style:family="paragraph" style:parent-style-name="Standard">
      <style:text-properties fo:font-size="12pt" style:text-underline-style="solid" style:text-underline-width="auto" style:text-underline-color="font-color" fo:font-weight="bold" officeooo:rsid="00237f92" officeooo:paragraph-rsid="00237f92" style:font-size-asian="10.5pt" style:font-weight-asian="bold" style:font-size-complex="12pt" style:font-weight-complex="bold"/>
    </style:style>
    <style:style style:name="P56" style:family="paragraph" style:parent-style-name="Standard">
      <style:text-properties fo:font-size="12pt" style:text-underline-style="solid" style:text-underline-width="auto" style:text-underline-color="font-color" fo:font-weight="bold" officeooo:rsid="00237f92" officeooo:paragraph-rsid="00242132" style:font-size-asian="10.5pt" style:font-weight-asian="bold" style:font-size-complex="12pt" style:font-weight-complex="bold"/>
    </style:style>
    <style:style style:name="P57" style:family="paragraph" style:parent-style-name="Standard">
      <style:text-properties fo:font-size="12pt" style:text-underline-style="solid" style:text-underline-width="auto" style:text-underline-color="font-color" fo:font-weight="bold" officeooo:rsid="00237f92" officeooo:paragraph-rsid="00298d6f" style:font-size-asian="10.5pt" style:font-weight-asian="bold" style:font-size-complex="12pt" style:font-weight-complex="bold"/>
    </style:style>
    <style:style style:name="P58" style:family="paragraph" style:parent-style-name="Standard">
      <style:text-properties fo:font-size="12pt" style:text-underline-style="solid" style:text-underline-width="auto" style:text-underline-color="font-color" fo:font-weight="bold" officeooo:rsid="000d99ef" officeooo:paragraph-rsid="0036bdd7" style:font-size-asian="10.5pt" style:font-weight-asian="bold" style:font-size-complex="12pt" style:font-weight-complex="bold"/>
    </style:style>
    <style:style style:name="P59" style:family="paragraph" style:parent-style-name="Standard">
      <style:text-properties fo:font-size="12pt" style:text-underline-style="solid" style:text-underline-width="auto" style:text-underline-color="font-color" fo:font-weight="bold" officeooo:rsid="000e19a7" officeooo:paragraph-rsid="0036bdd7" style:font-size-asian="10.5pt" style:font-weight-asian="bold" style:font-size-complex="12pt" style:font-weight-complex="bold"/>
    </style:style>
    <style:style style:name="P60" style:family="paragraph" style:parent-style-name="Standard">
      <style:text-properties fo:font-size="12pt" style:text-underline-style="solid" style:text-underline-width="auto" style:text-underline-color="font-color" fo:font-weight="bold" officeooo:rsid="000ece43" officeooo:paragraph-rsid="003a6ed2"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style:text-underline-style="solid" style:text-underline-width="auto" style:text-underline-color="font-color" fo:font-weight="bold" officeooo:rsid="003fff00" officeooo:paragraph-rsid="003fff00" style:font-size-asian="10.5pt" style:font-weight-asian="bold" style:font-size-complex="12pt" style:font-weight-complex="bold"/>
    </style:style>
    <style:style style:name="P62" style:family="paragraph" style:parent-style-name="Standard">
      <style:text-properties officeooo:paragraph-rsid="001cef70"/>
    </style:style>
    <style:style style:name="P63" style:family="paragraph" style:parent-style-name="Standard">
      <style:text-properties officeooo:rsid="001d6c0d" officeooo:paragraph-rsid="001d6c0d"/>
    </style:style>
    <style:style style:name="P64" style:family="paragraph" style:parent-style-name="Standard">
      <style:text-properties officeooo:rsid="001d6c0d" officeooo:paragraph-rsid="0041f9d0"/>
    </style:style>
    <style:style style:name="P65" style:family="paragraph" style:parent-style-name="Standard">
      <style:text-properties officeooo:paragraph-rsid="001d6c0d"/>
    </style:style>
    <style:style style:name="P66" style:family="paragraph" style:parent-style-name="Standard">
      <style:text-properties officeooo:rsid="001fc768" officeooo:paragraph-rsid="001fc768"/>
    </style:style>
    <style:style style:name="P67" style:family="paragraph" style:parent-style-name="Standard">
      <style:text-properties officeooo:rsid="001fc768" officeooo:paragraph-rsid="00242132"/>
    </style:style>
    <style:style style:name="P68" style:family="paragraph" style:parent-style-name="Standard">
      <style:text-properties officeooo:rsid="001fc768" officeooo:paragraph-rsid="00298d6f"/>
    </style:style>
    <style:style style:name="P69" style:family="paragraph" style:parent-style-name="Standard">
      <style:text-properties style:text-underline-style="solid" style:text-underline-width="auto" style:text-underline-color="font-color" fo:font-weight="bold" officeooo:rsid="00200db0" officeooo:paragraph-rsid="00200db0"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200db0" officeooo:paragraph-rsid="00242132"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200db0" officeooo:paragraph-rsid="00298d6f" style:font-weight-asian="bold" style:font-weight-complex="bold"/>
    </style:style>
    <style:style style:name="P72" style:family="paragraph" style:parent-style-name="Standard">
      <style:text-properties style:text-underline-style="solid" style:text-underline-width="auto" style:text-underline-color="font-color" fo:font-weight="normal" officeooo:rsid="00200db0" officeooo:paragraph-rsid="00200db0"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200db0" officeooo:paragraph-rsid="00237f92"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200db0" officeooo:paragraph-rsid="00242132"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200db0" officeooo:paragraph-rsid="00298d6f"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200db0" officeooo:paragraph-rsid="002c982a" style:font-weight-asian="normal" style:font-weight-complex="normal"/>
    </style:style>
    <style:style style:name="P77" style:family="paragraph" style:parent-style-name="Standard">
      <style:paragraph-properties fo:text-align="start" style:justify-single-word="false"/>
      <style:text-properties style:text-underline-style="solid" style:text-underline-width="auto" style:text-underline-color="font-color" fo:font-weight="normal" officeooo:rsid="00237f92" officeooo:paragraph-rsid="00237f92" style:font-weight-asian="normal" style:font-weight-complex="normal"/>
    </style:style>
    <style:style style:name="P78" style:family="paragraph" style:parent-style-name="Standard">
      <style:text-properties style:text-underline-style="none" fo:font-weight="normal" officeooo:rsid="00200db0" officeooo:paragraph-rsid="00200db0" style:font-weight-asian="normal" style:font-weight-complex="normal"/>
    </style:style>
    <style:style style:name="P79" style:family="paragraph" style:parent-style-name="Standard">
      <style:text-properties style:text-underline-style="none" fo:font-weight="normal" officeooo:rsid="00200db0" officeooo:paragraph-rsid="00242132" style:font-weight-asian="normal" style:font-weight-complex="normal"/>
    </style:style>
    <style:style style:name="P80" style:family="paragraph" style:parent-style-name="Standard">
      <style:text-properties style:text-underline-style="none" fo:font-weight="normal" officeooo:rsid="00200db0" officeooo:paragraph-rsid="00298d6f" style:font-weight-asian="normal" style:font-weight-complex="normal"/>
    </style:style>
    <style:style style:name="P81" style:family="paragraph" style:parent-style-name="Standard">
      <style:text-properties style:text-underline-style="none" fo:font-weight="normal" officeooo:rsid="00384162" officeooo:paragraph-rsid="00384162" style:font-weight-asian="normal" style:font-weight-complex="normal"/>
    </style:style>
    <style:style style:name="P82" style:family="paragraph" style:parent-style-name="Standard">
      <style:text-properties officeooo:paragraph-rsid="00237f92"/>
    </style:style>
    <style:style style:name="P83" style:family="paragraph" style:parent-style-name="Standard">
      <style:paragraph-properties fo:text-align="start" style:justify-single-word="false"/>
      <style:text-properties officeooo:paragraph-rsid="003fff00"/>
    </style:style>
    <style:style style:name="P84" style:family="paragraph" style:parent-style-name="Standard">
      <style:paragraph-properties fo:text-align="start" style:justify-single-word="false"/>
      <style:text-properties officeooo:rsid="003fff00" officeooo:paragraph-rsid="003fff00"/>
    </style:style>
    <style:style style:name="P85" style:family="paragraph" style:parent-style-name="Standard">
      <style:text-properties officeooo:paragraph-rsid="0041f9d0"/>
    </style:style>
    <style:style style:name="P86" style:family="paragraph" style:parent-style-name="Standard" style:list-style-name="L1">
      <style:text-properties officeooo:rsid="001cef70" officeooo:paragraph-rsid="001cef70"/>
    </style:style>
    <style:style style:name="P87" style:family="paragraph" style:parent-style-name="Standard" style:list-style-name="L1">
      <style:text-properties officeooo:rsid="001cef70" officeooo:paragraph-rsid="001d6c0d"/>
    </style:style>
    <style:style style:name="P88" style:family="paragraph" style:parent-style-name="Standard" style:list-style-name="L1">
      <style:text-properties officeooo:rsid="001cef70" officeooo:paragraph-rsid="0041f9d0"/>
    </style:style>
    <style:style style:name="P89" style:family="paragraph" style:parent-style-name="Standard" style:list-style-name="L1">
      <style:text-properties officeooo:rsid="001cef70" officeooo:paragraph-rsid="0043a6f5"/>
    </style:style>
    <style:style style:name="P90" style:family="paragraph" style:parent-style-name="Standard" style:list-style-name="L3">
      <style:text-properties officeooo:rsid="001cef70" officeooo:paragraph-rsid="0033636c"/>
    </style:style>
    <style:style style:name="P91" style:family="paragraph" style:parent-style-name="Standard" style:list-style-name="L1">
      <style:text-properties fo:font-size="12pt" style:text-underline-style="none" fo:font-weight="normal" officeooo:rsid="001d6c0d" officeooo:paragraph-rsid="001d6c0d" style:font-size-asian="10.5pt" style:font-weight-asian="normal" style:font-size-complex="12pt" style:font-weight-complex="normal"/>
    </style:style>
    <style:style style:name="P92" style:family="paragraph" style:parent-style-name="Standard" style:list-style-name="L4">
      <style:text-properties fo:font-size="12pt" style:text-underline-style="none" fo:font-weight="normal" officeooo:rsid="001d6c0d" officeooo:paragraph-rsid="00237f92" style:font-size-asian="10.5pt" style:font-weight-asian="normal" style:font-size-complex="12pt" style:font-weight-complex="normal"/>
    </style:style>
    <style:style style:name="P93" style:family="paragraph" style:parent-style-name="Standard" style:list-style-name="L3">
      <style:text-properties fo:font-size="12pt" style:text-underline-style="none" fo:font-weight="normal" officeooo:rsid="00220814" officeooo:paragraph-rsid="00220814" style:font-size-asian="10.5pt" style:font-weight-asian="normal" style:font-size-complex="12pt" style:font-weight-complex="normal"/>
    </style:style>
    <style:style style:name="P94" style:family="paragraph" style:parent-style-name="Standard" style:list-style-name="L5">
      <style:text-properties fo:font-size="12pt" style:text-underline-style="none" fo:font-weight="normal" officeooo:rsid="00237f92" officeooo:paragraph-rsid="00237f92" style:font-size-asian="10.5pt" style:font-weight-asian="normal" style:font-size-complex="12pt" style:font-weight-complex="normal"/>
    </style:style>
    <style:style style:name="P95" style:family="paragraph" style:parent-style-name="Standard" style:list-style-name="L6">
      <style:text-properties fo:font-size="12pt" style:text-underline-style="none" fo:font-weight="normal" officeooo:rsid="00237f92" officeooo:paragraph-rsid="0025ea14" style:font-size-asian="10.5pt" style:font-weight-asian="normal" style:font-size-complex="12pt" style:font-weight-complex="normal"/>
    </style:style>
    <style:style style:name="P96" style:family="paragraph" style:parent-style-name="Standard" style:list-style-name="L7">
      <style:text-properties fo:font-size="12pt" style:text-underline-style="none" fo:font-weight="normal" officeooo:rsid="00237f92" officeooo:paragraph-rsid="00242132" style:font-size-asian="10.5pt" style:font-weight-asian="normal" style:font-size-complex="12pt" style:font-weight-complex="normal"/>
    </style:style>
    <style:style style:name="P97" style:family="paragraph" style:parent-style-name="Standard" style:list-style-name="L12">
      <style:text-properties fo:font-size="12pt" style:text-underline-style="none" fo:font-weight="normal" officeooo:rsid="00237f92" officeooo:paragraph-rsid="002d7b6f" style:font-size-asian="10.5pt" style:font-weight-asian="normal" style:font-size-complex="12pt" style:font-weight-complex="normal"/>
    </style:style>
    <style:style style:name="P98" style:family="paragraph" style:parent-style-name="Standard" style:list-style-name="L13">
      <style:text-properties fo:font-size="12pt" style:text-underline-style="none" fo:font-weight="normal" officeooo:rsid="00237f92" officeooo:paragraph-rsid="002e6590" style:font-size-asian="10.5pt" style:font-weight-asian="normal" style:font-size-complex="12pt" style:font-weight-complex="normal"/>
    </style:style>
    <style:style style:name="P99" style:family="paragraph" style:parent-style-name="Standard" style:list-style-name="L8">
      <style:text-properties fo:font-size="12pt" style:text-underline-style="none" fo:font-weight="normal" officeooo:rsid="000e19a7" officeooo:paragraph-rsid="0036bdd7" style:font-size-asian="10.5pt" style:font-weight-asian="normal" style:font-size-complex="12pt" style:font-weight-complex="normal"/>
    </style:style>
    <style:style style:name="P100" style:family="paragraph" style:parent-style-name="Standard" style:list-style-name="L9">
      <style:text-properties fo:font-size="12pt" style:text-underline-style="none" fo:font-weight="normal" officeooo:rsid="000e19a7" officeooo:paragraph-rsid="0036bdd7" style:font-size-asian="10.5pt" style:font-weight-asian="normal" style:font-size-complex="12pt" style:font-weight-complex="normal"/>
    </style:style>
    <style:style style:name="P101" style:family="paragraph" style:parent-style-name="Standard" style:list-style-name="L10">
      <style:text-properties fo:font-size="12pt" style:text-underline-style="none" fo:font-weight="normal" officeooo:rsid="000e19a7" officeooo:paragraph-rsid="0036bdd7" style:font-size-asian="10.5pt" style:font-weight-asian="normal" style:font-size-complex="12pt" style:font-weight-complex="normal"/>
    </style:style>
    <style:style style:name="P102" style:family="paragraph" style:parent-style-name="Standard" style:list-style-name="L11">
      <style:text-properties fo:font-size="12pt" style:text-underline-style="none" fo:font-weight="normal" officeooo:rsid="000e19a7" officeooo:paragraph-rsid="0036bdd7" style:font-size-asian="10.5pt" style:font-weight-asian="normal" style:font-size-complex="12pt" style:font-weight-complex="normal"/>
    </style:style>
    <style:style style:name="P103" style:family="paragraph" style:parent-style-name="Standard" style:list-style-name="L14">
      <style:text-properties fo:font-size="12pt" style:text-underline-style="none" fo:font-weight="normal" officeooo:rsid="000ece43" officeooo:paragraph-rsid="003a6ed2" style:font-size-asian="10.5pt" style:font-weight-asian="normal" style:font-size-complex="12pt" style:font-weight-complex="normal"/>
    </style:style>
    <style:style style:name="P104" style:family="paragraph" style:parent-style-name="Standard" style:list-style-name="L14">
      <style:text-properties fo:font-size="12pt" style:text-underline-style="none" fo:font-weight="normal" officeooo:rsid="000f8020" officeooo:paragraph-rsid="003e1d1b" style:font-size-asian="10.5pt" style:font-weight-asian="normal" style:font-size-complex="12pt" style:font-weight-complex="normal"/>
    </style:style>
    <style:style style:name="P105" style:family="paragraph" style:parent-style-name="Standard" style:list-style-name="L14">
      <style:text-properties fo:font-size="12pt" style:text-underline-style="none" fo:font-weight="normal" officeooo:rsid="000f8020" officeooo:paragraph-rsid="003a6ed2" style:font-size-asian="10.5pt" style:font-weight-asian="normal" style:font-size-complex="12pt" style:font-weight-complex="normal"/>
    </style:style>
    <style:style style:name="P106" style:family="paragraph" style:parent-style-name="Standard" style:list-style-name="L14">
      <style:text-properties fo:font-size="12pt" style:text-underline-style="none" fo:font-weight="normal" officeooo:rsid="003e1d1b" officeooo:paragraph-rsid="003e1d1b" style:font-size-asian="10.5pt" style:font-weight-asian="normal" style:font-size-complex="12pt" style:font-weight-complex="normal"/>
    </style:style>
    <style:style style:name="P107" style:family="paragraph" style:parent-style-name="Standard" style:list-style-name="L14">
      <style:text-properties fo:font-size="12pt" style:text-underline-style="none" fo:font-weight="normal" officeooo:rsid="00111df5" officeooo:paragraph-rsid="003a6ed2" style:font-size-asian="10.5pt" style:font-weight-asian="normal" style:font-size-complex="12pt" style:font-weight-complex="normal"/>
    </style:style>
    <style:style style:name="P108" style:family="paragraph" style:parent-style-name="Standard" style:list-style-name="L15">
      <style:text-properties fo:font-size="12pt" style:text-underline-style="none" fo:font-weight="normal" officeooo:rsid="00111df5" officeooo:paragraph-rsid="003a6ed2" style:font-size-asian="10.5pt" style:font-weight-asian="normal" style:font-size-complex="12pt" style:font-weight-complex="normal"/>
    </style:style>
    <style:style style:name="P109" style:family="paragraph" style:parent-style-name="Standard" style:list-style-name="L17">
      <style:paragraph-properties fo:text-align="start" style:justify-single-word="false"/>
      <style:text-properties fo:font-size="12pt" style:text-underline-style="none" fo:font-weight="normal" officeooo:rsid="00111df5" officeooo:paragraph-rsid="003fff00" style:font-size-asian="10.5pt" style:font-weight-asian="normal" style:font-size-complex="12pt" style:font-weight-complex="normal"/>
    </style:style>
    <style:style style:name="P110" style:family="paragraph" style:parent-style-name="Standard" style:list-style-name="L18">
      <style:paragraph-properties fo:text-align="start" style:justify-single-word="false"/>
      <style:text-properties fo:font-size="12pt" style:text-underline-style="none" fo:font-weight="normal" officeooo:rsid="0044419f" officeooo:paragraph-rsid="0044419f" style:font-size-asian="10.5pt" style:font-weight-asian="normal" style:font-size-complex="12pt" style:font-weight-complex="normal"/>
    </style:style>
    <style:style style:name="P111" style:family="paragraph" style:parent-style-name="Standard" style:list-style-name="L2">
      <style:text-properties officeooo:rsid="001fc768" officeooo:paragraph-rsid="001fc768"/>
    </style:style>
    <style:style style:name="P112" style:family="paragraph" style:parent-style-name="Standard" style:list-style-name="L3">
      <style:text-properties style:text-underline-style="solid" style:text-underline-width="auto" style:text-underline-color="font-color" fo:font-weight="normal" officeooo:rsid="0020f645" officeooo:paragraph-rsid="0020f645" style:font-weight-asian="normal" style:font-weight-complex="normal"/>
    </style:style>
    <style:style style:name="P113" style:family="paragraph" style:parent-style-name="Standard" style:list-style-name="L3">
      <style:text-properties style:text-underline-style="solid" style:text-underline-width="auto" style:text-underline-color="font-color" fo:font-weight="normal" officeooo:rsid="0020f645" officeooo:paragraph-rsid="00237f92" style:font-weight-asian="normal" style:font-weight-complex="normal"/>
    </style:style>
    <style:style style:name="P114" style:family="paragraph" style:parent-style-name="Standard" style:list-style-name="L3">
      <style:text-properties style:text-underline-style="solid" style:text-underline-width="auto" style:text-underline-color="font-color" fo:font-weight="normal" officeooo:rsid="0020f645" officeooo:paragraph-rsid="00242132" style:font-weight-asian="normal" style:font-weight-complex="normal"/>
    </style:style>
    <style:style style:name="P115" style:family="paragraph" style:parent-style-name="Standard" style:list-style-name="L3">
      <style:text-properties style:text-underline-style="solid" style:text-underline-width="auto" style:text-underline-color="font-color" fo:font-weight="normal" officeooo:rsid="00220814" officeooo:paragraph-rsid="00237f92" style:font-weight-asian="normal" style:font-weight-complex="normal"/>
    </style:style>
    <style:style style:name="P116" style:family="paragraph" style:parent-style-name="Standard" style:list-style-name="L3">
      <style:text-properties officeooo:rsid="0028a448" officeooo:paragraph-rsid="0028a448"/>
    </style:style>
    <style:style style:name="P117" style:family="paragraph" style:parent-style-name="Standard" style:list-style-name="L16">
      <style:paragraph-properties fo:text-align="start" style:justify-single-word="false"/>
      <style:text-properties officeooo:rsid="003fff00" officeooo:paragraph-rsid="003fff00"/>
    </style:style>
    <style:style style:name="P118" style:family="paragraph" style:parent-style-name="Standard" style:list-style-name="L1">
      <style:text-properties officeooo:rsid="0044419f" officeooo:paragraph-rsid="0044419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d6c0d" style:font-weight-asian="bold" style:font-weight-complex="bold"/>
    </style:style>
    <style:style style:name="T4" style:family="text">
      <style:text-properties style:text-underline-style="solid" style:text-underline-width="auto" style:text-underline-color="font-color" officeooo:rsid="00237f92"/>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style:text-underline-style="none" fo:font-weight="normal" officeooo:rsid="001b24e7" style:font-size-asian="10.5pt" style:font-weight-asian="normal" style:font-size-complex="12pt" style:font-weight-complex="normal"/>
    </style:style>
    <style:style style:name="T7" style:family="text">
      <style:text-properties fo:font-size="12pt" style:text-underline-style="none" fo:font-weight="normal" officeooo:rsid="001cef70" style:font-size-asian="10.5pt" style:font-weight-asian="normal" style:font-size-complex="12pt" style:font-weight-complex="normal"/>
    </style:style>
    <style:style style:name="T8" style:family="text">
      <style:text-properties fo:font-size="12pt" style:text-underline-style="none" fo:font-weight="normal" officeooo:rsid="001e47c4" style:font-size-asian="10.5pt" style:font-weight-asian="normal" style:font-size-complex="12pt" style:font-weight-complex="normal"/>
    </style:style>
    <style:style style:name="T9" style:family="text">
      <style:text-properties fo:font-size="12pt" style:text-underline-style="none" fo:font-weight="normal" officeooo:rsid="00237f92" style:font-size-asian="10.5pt" style:font-weight-asian="normal" style:font-size-complex="12pt" style:font-weight-complex="normal"/>
    </style:style>
    <style:style style:name="T10" style:family="text">
      <style:text-properties fo:font-size="12pt" style:text-underline-style="none" fo:font-weight="normal" officeooo:rsid="00220814" style:font-size-asian="10.5pt" style:font-weight-asian="normal" style:font-size-complex="12pt" style:font-weight-complex="normal"/>
    </style:style>
    <style:style style:name="T11" style:family="text">
      <style:text-properties fo:font-size="12pt" style:text-underline-style="none" fo:font-weight="normal" officeooo:rsid="0033636c" style:font-size-asian="10.5pt" style:font-weight-asian="normal" style:font-size-complex="12pt" style:font-weight-complex="normal"/>
    </style:style>
    <style:style style:name="T12" style:family="text">
      <style:text-properties fo:font-size="12pt" style:text-underline-style="none" fo:font-weight="normal" officeooo:rsid="000ece43" style:font-size-asian="10.5pt" style:font-weight-asian="normal" style:font-size-complex="12pt" style:font-weight-complex="normal"/>
    </style:style>
    <style:style style:name="T13" style:family="text">
      <style:text-properties fo:font-size="12pt" style:text-underline-style="none" fo:font-weight="normal" officeooo:rsid="003fff00" style:font-size-asian="10.5pt" style:font-weight-asian="normal" style:font-size-complex="12pt" style:font-weight-complex="normal"/>
    </style:style>
    <style:style style:name="T14" style:family="text">
      <style:text-properties fo:font-size="12pt" style:text-underline-style="none" fo:font-weight="normal" officeooo:rsid="0041f9d0" style:font-size-asian="10.5pt" style:font-weight-asian="normal" style:font-size-complex="12pt" style:font-weight-complex="normal"/>
    </style:style>
    <style:style style:name="T15" style:family="text">
      <style:text-properties fo:font-size="12pt" style:text-underline-style="none" fo:font-weight="normal" officeooo:rsid="0043a6f5" style:font-size-asian="10.5pt" style:font-weight-asian="normal" style:font-size-complex="12pt" style:font-weight-complex="normal"/>
    </style:style>
    <style:style style:name="T16" style:family="text">
      <style:text-properties fo:font-size="12pt" style:text-underline-style="none" style:font-size-asian="10.5pt" style:font-size-complex="12pt"/>
    </style:style>
    <style:style style:name="T17" style:family="text">
      <style:text-properties fo:font-size="12pt" style:text-underline-style="none" officeooo:rsid="001b24e7" style:font-size-asian="10.5pt" style:font-size-complex="12pt"/>
    </style:style>
    <style:style style:name="T18" style:family="text">
      <style:text-properties fo:font-size="12pt" style:text-underline-style="none" officeooo:rsid="00220814" style:font-size-asian="10.5pt" style:font-size-complex="12pt"/>
    </style:style>
    <style:style style:name="T19" style:family="text">
      <style:text-properties fo:font-size="12pt" style:text-underline-style="none" officeooo:rsid="00237f92" style:font-size-asian="10.5pt" style:font-size-complex="12pt"/>
    </style:style>
    <style:style style:name="T20" style:family="text">
      <style:text-properties fo:font-size="12pt" style:text-underline-style="none" officeooo:rsid="00242132" style:font-size-asian="10.5pt" style:font-size-complex="12pt"/>
    </style:style>
    <style:style style:name="T21" style:family="text">
      <style:text-properties fo:font-size="12pt" style:text-underline-style="none" officeooo:rsid="0028a448" style:font-size-asian="10.5pt" style:font-size-complex="12pt"/>
    </style:style>
    <style:style style:name="T22" style:family="text">
      <style:text-properties fo:font-size="12pt" style:text-underline-style="none" officeooo:rsid="002b1881" style:font-size-asian="10.5pt" style:font-size-complex="12pt"/>
    </style:style>
    <style:style style:name="T23" style:family="text">
      <style:text-properties fo:font-size="12pt" style:text-underline-style="none" officeooo:rsid="002c982a" style:font-size-asian="10.5pt" style:font-size-complex="12pt"/>
    </style:style>
    <style:style style:name="T24" style:family="text">
      <style:text-properties fo:font-size="12pt" style:text-underline-style="none" officeooo:rsid="00305a72" style:font-size-asian="10.5pt" style:font-size-complex="12pt"/>
    </style:style>
    <style:style style:name="T25" style:family="text">
      <style:text-properties fo:font-size="12pt" style:text-underline-style="solid" style:text-underline-width="auto" style:text-underline-color="font-color" fo:font-weight="normal" officeooo:rsid="001b24e7" style:font-size-asian="10.5pt" style:font-weight-asian="normal" style:font-size-complex="12pt" style:font-weight-complex="normal"/>
    </style:style>
    <style:style style:name="T26" style:family="text">
      <style:text-properties fo:font-size="12pt" style:font-size-asian="10.5pt" style:font-size-complex="12pt"/>
    </style:style>
    <style:style style:name="T27" style:family="text">
      <style:text-properties fo:font-size="12pt" officeooo:rsid="001b24e7" style:font-size-asian="10.5pt" style:font-size-complex="12pt"/>
    </style:style>
    <style:style style:name="T28" style:family="text">
      <style:text-properties officeooo:rsid="001e47c4"/>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1b24e7" style:font-weight-asian="normal" style:font-weight-complex="normal"/>
    </style:style>
    <style:style style:name="T32" style:family="text">
      <style:text-properties style:text-underline-style="none" fo:font-weight="normal" officeooo:rsid="001cef70" style:font-weight-asian="normal" style:font-weight-complex="normal"/>
    </style:style>
    <style:style style:name="T33" style:family="text">
      <style:text-properties style:text-underline-style="none" fo:font-weight="normal" officeooo:rsid="00242132" style:font-weight-asian="normal" style:font-weight-complex="normal"/>
    </style:style>
    <style:style style:name="T34" style:family="text">
      <style:text-properties style:text-underline-style="none" fo:font-weight="normal" officeooo:rsid="002c982a" style:font-weight-asian="normal" style:font-weight-complex="normal"/>
    </style:style>
    <style:style style:name="T35" style:family="text">
      <style:text-properties style:text-underline-style="none" fo:font-weight="normal" officeooo:rsid="00355366" style:font-weight-asian="normal" style:font-weight-complex="normal"/>
    </style:style>
    <style:style style:name="T36" style:family="text">
      <style:text-properties style:text-underline-style="none" fo:font-weight="normal" officeooo:rsid="000e19a7" style:font-weight-asian="normal" style:font-weight-complex="normal"/>
    </style:style>
    <style:style style:name="T37" style:family="text">
      <style:text-properties style:text-underline-style="none" fo:font-weight="normal" officeooo:rsid="003824c6" style:font-weight-asian="normal" style:font-weight-complex="normal"/>
    </style:style>
    <style:style style:name="T38" style:family="text">
      <style:text-properties officeooo:rsid="00237f92"/>
    </style:style>
    <style:style style:name="T39" style:family="text">
      <style:text-properties officeooo:rsid="00242132"/>
    </style:style>
    <style:style style:name="T40" style:family="text">
      <style:text-properties officeooo:rsid="0025ea14"/>
    </style:style>
    <style:style style:name="T41" style:family="text">
      <style:text-properties officeooo:rsid="00298d6f"/>
    </style:style>
    <style:style style:name="T42" style:family="text">
      <style:text-properties officeooo:rsid="002c982a"/>
    </style:style>
    <style:style style:name="T43" style:family="text">
      <style:text-properties officeooo:rsid="002d7b6f"/>
    </style:style>
    <style:style style:name="T44" style:family="text">
      <style:text-properties officeooo:rsid="00200db0"/>
    </style:style>
    <style:style style:name="T45" style:family="text">
      <style:text-properties officeooo:rsid="0031a193"/>
    </style:style>
    <style:style style:name="T46" style:family="text">
      <style:text-properties fo:font-weight="normal" style:font-weight-asian="normal" style:font-weight-complex="normal"/>
    </style:style>
    <style:style style:name="T47" style:family="text">
      <style:text-properties officeooo:rsid="000ece43"/>
    </style:style>
    <style:style style:name="T48" style:family="text">
      <style:text-properties officeooo:rsid="001cef70"/>
    </style:style>
    <style:style style:name="T49" style:family="text">
      <style:text-properties officeooo:rsid="0010d434"/>
    </style:style>
    <style:style style:name="T50" style:family="text">
      <style:text-properties officeooo:rsid="0011c69d"/>
    </style:style>
    <style:style style:name="T51" style:family="text">
      <style:text-properties officeooo:rsid="003b6b81"/>
    </style:style>
    <style:style style:name="T52" style:family="text">
      <style:text-properties officeooo:rsid="003e1d1b"/>
    </style:style>
    <style:style style:name="T53" style:family="text">
      <style:text-properties officeooo:rsid="0041f9d0"/>
    </style:style>
    <style:style style:name="T54" style:family="text">
      <style:text-properties officeooo:rsid="0043a6f5"/>
    </style:style>
    <style:style style:name="T55" style:family="text">
      <style:text-properties officeooo:rsid="0044cd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readth First Search</text:p>
      <text:p text:style-name="P9"><text:s/></text:p>
      <text:p text:style-name="P62"><text:span text:style-name="T6"><text:s/>Source file </text:span><text:span text:style-name="T7">for the function</text:span><text:span text:style-name="T6"> <text:s text:c="15"/>: igraph-0.7.1/src/visitors.c</text:span></text:p>
      <text:p text:style-name="P9"><text:s/>Function modified <text:s text:c="29"/>: igraph_bfs</text:p>
      <text:p text:style-name="P9"/>
      <text:p text:style-name="P17"><text:s/>Source file <text:s/>for the driver function <text:s text:c="4"/>:igraph-0.7.1/examples/simple/igraph_bfs2.c </text:p>
      <text:p text:style-name="P17"/>
      <text:p text:style-name="P8"><text:s/><text:span text:style-name="T2">Random version</text:span></text:p>
      <text:p text:style-name="P8"/>
      <text:p text:style-name="P8">Name of the file submitted <text:s text:c="17"/>:bfs_ranfrq.c</text:p>
      <text:p text:style-name="P8"><text:s/></text:p>
      <text:p text:style-name="P8"><text:span text:style-name="T1">Summary : </text:span><text:s/>Prints the BFS traversal for 10 calls in a tree as specified by the user. It also prints the number of steps to reach a particular node from the root node in every call.Finally, it prints the average path length of the node from the root.</text:p>
      <text:p text:style-name="P8"/>
      <text:p text:style-name="P62"><text:span text:style-name="T25">Details : <text:s/></text:span><text:span text:style-name="T6"><text:s text:c="3"/></text:span></text:p>
      <text:p text:style-name="P9"/>
      <text:p text:style-name="P62"><text:span text:style-name="T7">Function igraph_bfsr( ) :</text:span><text:span text:style-name="T6"> <text:s/></text:span></text:p>
      <text:list xml:id="list8256259574741869212" text:style-name="L1">
        <text:list-item>
          <text:p text:style-name="P86"><text:span text:style-name="T6">T</text:span><text:span text:style-name="T5">he vector 'neis' contains the neighbours of the current operational node. When the flag variable is set, the contents of the vector are shuffled using 'igraph_vector_shuffle' to randomize breadth first search traversal.</text:span></text:p>
        </text:list-item>
      </text:list>
      <text:p text:style-name="P17">Function main( ): <text:s text:c="3"/></text:p>
      <text:list xml:id="list174222180611807" text:continue-numbering="true" text:style-name="L1">
        <text:list-item>
          <text:p text:style-name="P91">The total number of nodes and the number of children per node is queried and the tree is constructed accordingly.</text:p>
        </text:list-item>
        <text:list-item>
          <text:p text:style-name="P91">The function 'igraph_bfsr' is called as many times as the number of nodes considering every vertex as the root node once . The minimum distance of every node from the current root is calculated and stored in the matrix 'mat[ ][ ]' .</text:p>
        </text:list-item>
        <text:list-item>
          <text:p text:style-name="P91">The flag is set so that the vectoe 'neis' is shuffled for all following calls to the igraph_bfsr function.(hence,randomizing the results).</text:p>
        </text:list-item>
        <text:list-item>
          <text:p text:style-name="P91">The node for which the average path length is to be computed is queried.</text:p>
        </text:list-item>
        <text:list-item>
          <text:p text:style-name="P91">The order for every call is printed and the path length for the given node for the current order is computed.</text:p>
        </text:list-item>
        <text:list-item>
          <text:p text:style-name="P91">The distances for every call and average path length of the node is printed.</text:p>
        </text:list-item>
      </text:list>
      <text:p text:style-name="P63"/>
      <text:p text:style-name="P63"/>
      <text:p text:style-name="P10"><text:span text:style-name="T3">Deterministic </text:span><text:span text:style-name="T2">version</text:span></text:p>
      <text:p text:style-name="P20"/>
      <text:p text:style-name="P10">Name of the file submitted <text:s text:c="16"/>:bfs_<text:span text:style-name="T28">deterministic</text:span>.c</text:p>
      <text:p text:style-name="P10"><text:s/></text:p>
      <text:p text:style-name="P10"><text:span text:style-name="T1">Summary :</text:span> <text:s/>Prints the BFS traversal for 10 calls in a tree as specified by the user. It also prints the number of steps to reach a particular node from the root node in every call.Finally, it prints the average path length of the node from the root.</text:p>
      <text:p text:style-name="P42"/>
      <text:p text:style-name="P65"><text:span text:style-name="T25">Details :</text:span><text:span text:style-name="T6"> <text:s text:c="4"/></text:span></text:p>
      <text:p text:style-name="P10"/>
      <text:p text:style-name="P65"><text:span text:style-name="T7">Function igraph_bfs</text:span><text:span text:style-name="T11">d</text:span><text:span text:style-name="T7">( ) :</text:span><text:span text:style-name="T6"> <text:s/></text:span></text:p>
      <text:list xml:id="list174222049581869" text:continue-numbering="true" text:style-name="L1">
        <text:list-item>
          <text:p text:style-name="P87"><text:span text:style-name="T6">T</text:span><text:span text:style-name="T5">he vector 'neis' contains the neighbours of the current operational node. </text:span><text:span text:style-name="T8">T</text:span><text:span text:style-name="T5">he contents of the vector are s</text:span><text:span text:style-name="T8">orte</text:span><text:span text:style-name="T5">d using 'igraph_vector_s</text:span><text:span text:style-name="T8">ort</text:span><text:span text:style-name="T5">' to </text:span><text:span text:style-name="T8">generate the deterministic version of</text:span><text:span text:style-name="T5"> breadth first search traversal.</text:span></text:p>
        </text:list-item>
      </text:list>
      <text:p text:style-name="P18">Function main( ): <text:s text:c="3"/></text:p>
      <text:list xml:id="list6502825270234601106" text:style-name="L2">
        <text:list-item>
          <text:p text:style-name="P111">The deterministic version of the function -'igraph_bfsd' is called and the traversal for <text:soft-page-break/>different cases is printed as specified in the driver function.</text:p>
        </text:list-item>
      </text:list>
      <text:p text:style-name="P66"/>
      <text:p text:style-name="P66"/>
      <text:p text:style-name="P3">2.Depth First Search</text:p>
      <text:p text:style-name="P3"/>
      <text:p text:style-name="P52"><text:span text:style-name="T30">Source file for the function<text:tab/><text:tab/>: </text:span><text:span text:style-name="T31">igraph-0.7.1/src/visitors.c</text:span></text:p>
      <text:p text:style-name="P52"><text:span text:style-name="T31">F</text:span><text:span text:style-name="T30">unction modified<text:tab/><text:tab/><text:tab/>: igraph_dfs</text:span></text:p>
      <text:p text:style-name="P52"/>
      <text:p text:style-name="P52"><text:span text:style-name="T30">Source file for the driver function<text:tab/>: </text:span><text:span text:style-name="T32">igraph-0.7.1/examples/simple/igraph_bfs2.c </text:span></text:p>
      <text:p text:style-name="P66"/>
      <text:p text:style-name="P69">Random Version</text:p>
      <text:p text:style-name="P78"/>
      <text:p text:style-name="P78">Name of the file submitted<text:tab/><text:tab/>: dfs_ranfrq.c</text:p>
      <text:p text:style-name="P78"/>
      <text:p text:style-name="P72">Summary :<text:span text:style-name="T29"> </text:span><text:span text:style-name="T17">Prints the </text:span><text:span text:style-name="T16">D</text:span><text:span text:style-name="T17">FS traversal for 10 calls in a tree as specified by the user. It also prints the number of steps to reach a particular node from the root node in every call.Finally, it prints the average path length of the node from the root.</text:span></text:p>
      <text:p text:style-name="P72"/>
      <text:p text:style-name="P72"><text:span text:style-name="T27">D</text:span><text:span text:style-name="T26">etails :</text:span></text:p>
      <text:p text:style-name="P72"/>
      <text:p text:style-name="P25">Function igraph_dfsr() : </text:p>
      <text:list xml:id="list7587636561039719479" text:style-name="L3">
        <text:list-item>
          <text:p text:style-name="P112"><text:span text:style-name="T16">The vector '</text:span><text:span text:style-name="T18">neis' contains the neighbours of the current operational node.</text:span></text:p>
        </text:list-item>
        <text:list-item>
          <text:p text:style-name="P93">The vector 'visited' is used to mark the visited nodes. When the flag variable is set and when the operational node is not already visited, the contents of the vector is shuffled using 'igraph_vector_shuffle' to randomize depth first search traversal.</text:p>
        </text:list-item>
      </text:list>
      <text:p text:style-name="P82"><text:span text:style-name="T10"><text:tab/>This vector </text:span><text:span text:style-name="T9">'visited' is needed to ensure that the vector 'neis' is shuffled only once for a <text:tab/>particular set of nodes. If we do not use this vector then 'neis' with the same contents is <text:tab/>shuffled again and again and hence, some nodes are unable to enter the stack.</text:span></text:p>
      <text:p text:style-name="P28">Function main():</text:p>
      <text:list xml:id="list6486331445801484259" text:style-name="L4">
        <text:list-item>
          <text:p text:style-name="P92">The total number of nodes and the number of children per node is queried and the tree is constructed accordingly.</text:p>
        </text:list-item>
        <text:list-item>
          <text:p text:style-name="P92">The function 'igraph_<text:span text:style-name="T38">d</text:span>fsr' is called as many times as the number of nodes considering every vertex as the root node once . The minimum distance of every node from the current root is calculated and stored in the matrix 'mat[ ][ ]' .</text:p>
        </text:list-item>
        <text:list-item>
          <text:p text:style-name="P92">The flag is set so that the vectoe 'neis' is shuffled for all following calls to the igraph_<text:span text:style-name="T38">d</text:span>fsr function.(hence,randomizing the results).</text:p>
        </text:list-item>
        <text:list-item>
          <text:p text:style-name="P92">The node for which the average path length is to be computed is queried.</text:p>
        </text:list-item>
        <text:list-item>
          <text:p text:style-name="P92">The order for every call is printed and the path length for the given node for the current order is computed.</text:p>
        </text:list-item>
        <text:list-item>
          <text:p text:style-name="P92">The distances for every call and average path length of the node is printed.</text:p>
        </text:list-item>
      </text:list>
      <text:p text:style-name="P22"/>
      <text:p text:style-name="P22"/>
      <text:p text:style-name="P55">Deterministic version</text:p>
      <text:p text:style-name="P55"/>
      <text:p text:style-name="P28">Name of the file submitted<text:tab/><text:tab/><text:tab/>:dfs_deterministic.c</text:p>
      <text:p text:style-name="P28"/>
      <text:p text:style-name="P11"><text:span text:style-name="T4">Summary :</text:span><text:span text:style-name="T38"> <text:s/>Prints the DFS traversal for 10 calls in a tree as specified by the user. It also prints the number of steps to reach a particular node from the root node in every call.Finally, it prints the average path length of the node from the root.</text:span></text:p>
      <text:p text:style-name="P11"/>
      <text:p text:style-name="P44">Details :</text:p>
      <text:p text:style-name="P73"><text:soft-page-break/><text:span text:style-name="T16">Function igraph_dfs</text:span><text:span text:style-name="T19">d</text:span><text:span text:style-name="T16">() : </text:span></text:p>
      <text:list xml:id="list174223135595906" text:continue-list="list7587636561039719479" text:style-name="L3">
        <text:list-item>
          <text:p text:style-name="P113"><text:span text:style-name="T16">The vector '</text:span><text:span text:style-name="T18">neis' contains the neighbours of the current operational node.</text:span></text:p>
        </text:list-item>
        <text:list-item>
          <text:p text:style-name="P115"><text:span text:style-name="T16">The vector 'visited' is used to mark the visited nodes. When the operational node is not already visited, the contents of the vector is shuffled using 'igraph_vector_shuffle' to </text:span><text:span text:style-name="T19">generate the deterministic version of</text:span><text:span text:style-name="T16"> depth first search traversal.</text:span></text:p>
        </text:list-item>
      </text:list>
      <text:p text:style-name="P82"><text:span text:style-name="T10"><text:tab/>This vector </text:span><text:span text:style-name="T9">'visited' is needed to ensure that the vector 'neis' is shuffled only once for a <text:tab/>particular set of nodes. If we do not use this vector then 'neis' with the same contents is <text:tab/>shuffled again and again and hence, some nodes are unable to enter the stack.</text:span></text:p>
      <text:p text:style-name="P28">Function main():</text:p>
      <text:list xml:id="list3686971721237005923" text:style-name="L5">
        <text:list-item>
          <text:p text:style-name="P94">The deterministic version ofthe function-'igraph_dfsd' is called and the traversal for different cases is printed as specified in the driver function.</text:p>
        </text:list-item>
      </text:list>
      <text:p text:style-name="P28"><text:tab/></text:p>
      <text:p text:style-name="P77"/>
      <text:p text:style-name="P77"/>
      <text:p text:style-name="P4"><text:span text:style-name="T39">3</text:span>.D<text:span text:style-name="T39">ijkstra's Algorithm</text:span></text:p>
      <text:p text:style-name="P4"/>
      <text:p text:style-name="P53"><text:span text:style-name="T30">Source file for the function<text:tab/><text:tab/>: </text:span><text:span text:style-name="T31">igraph-0.7.1/src/</text:span><text:span text:style-name="T33">structural_propertie</text:span><text:span text:style-name="T31">s.c</text:span></text:p>
      <text:p text:style-name="P53"><text:span text:style-name="T31">F</text:span><text:span text:style-name="T30">unction modified<text:tab/><text:tab/><text:tab/>: igraph_</text:span><text:span text:style-name="T33">get_shortest_paths_dijkstra()</text:span></text:p>
      <text:p text:style-name="P53"/>
      <text:p text:style-name="P53"><text:span text:style-name="T30">Source file for the driver function <text:s text:c="4"/>: </text:span><text:span text:style-name="T32">igraph-.7.1/examples/simple/</text:span><text:span text:style-name="T33">i</text:span><text:span text:style-name="T30">graph_</text:span><text:span text:style-name="T33">get_shortest_paths_dijkstra</text:span><text:span text:style-name="T32">.c </text:span></text:p>
      <text:p text:style-name="P67"/>
      <text:p text:style-name="P70">Random Version</text:p>
      <text:p text:style-name="P79"/>
      <text:p text:style-name="P79">Name of the file submitted<text:tab/><text:tab/>: <text:span text:style-name="T39">random.</text:span>c</text:p>
      <text:p text:style-name="P79"/>
      <text:p text:style-name="P74">Summary :<text:span text:style-name="T29"> </text:span><text:span text:style-name="T17">Prints </text:span><text:span text:style-name="T20">randomly</text:span><text:span text:style-name="T17"> the </text:span><text:span text:style-name="T20">shortest weighted paths for selected nodes(1,3,5,4,6)</text:span><text:span text:style-name="T17"> in </text:span><text:span text:style-name="T20">a ring and a tree</text:span><text:span text:style-name="T17"> as specified by the user. </text:span></text:p>
      <text:p text:style-name="P74"/>
      <text:p text:style-name="P74"><text:span text:style-name="T27">D</text:span><text:span text:style-name="T26">etails :</text:span></text:p>
      <text:p text:style-name="P74"/>
      <text:p text:style-name="P26">Function igraph_<text:span text:style-name="T39">get_shortest_paths_dijkstra</text:span>() : </text:p>
      <text:list xml:id="list174223230583454" text:continue-list="list174223135595906" text:style-name="L3">
        <text:list-item>
          <text:p text:style-name="P114"><text:span text:style-name="T21">We genrate 10 random numbers between 1 and 100 and store it in an array named ar</text:span><text:span text:style-name="T18">.</text:span></text:p>
        </text:list-item>
        <text:list-item>
          <text:p text:style-name="P116">The altdist stores the distance for a different possibility of traversal for a given node.</text:p>
          <text:p text:style-name="P116">We add the case where altdist is equal to the current distance (curdist) we have for that is the case where randomness arises. In that case, we choose the altenative path only if the random number at any index is greater than 50 or else we choose the previous path only .</text:p>
        </text:list-item>
      </text:list>
      <text:p text:style-name="P31">Function main():</text:p>
      <text:list xml:id="list1313984164584889370" text:style-name="L6">
        <text:list-item>
          <text:p text:style-name="P95">The <text:span text:style-name="T40">random </text:span>version of the function-'igraph_<text:span text:style-name="T40">get_shortest_paths_dijkstra</text:span>' is called and the <text:span text:style-name="T40">shortest weighted paths</text:span> for different <text:span text:style-name="T40">nodes in different graphs</text:span> is printed as specified in the driver function.</text:p>
        </text:list-item>
      </text:list>
      <text:p text:style-name="P23"/>
      <text:p text:style-name="P23"/>
      <text:p text:style-name="P56">Deterministic version</text:p>
      <text:p text:style-name="P56"/>
      <text:p text:style-name="P31">Name of the file submitted<text:tab/><text:tab/><text:tab/>:deterministic.c</text:p>
      <text:p text:style-name="P31"/>
      <text:p text:style-name="P12"><text:span text:style-name="T4">Summary :</text:span><text:span text:style-name="T38"> <text:s/></text:span>Prints the <text:span text:style-name="T39">specific</text:span> <text:span text:style-name="T39">shortest weighted paths for selected nodes(1,3,5,4,6)</text:span> in <text:span text:style-name="T39">a ring and a tree</text:span> as specified by the user. </text:p>
      <text:p text:style-name="P47"/>
      <text:p text:style-name="P12"/>
      <text:p text:style-name="P45"><text:soft-page-break/>Details :</text:p>
      <text:p text:style-name="P74"><text:span text:style-name="T16">Function igraph_</text:span><text:span text:style-name="T22">get_shortest_paths_</text:span><text:span text:style-name="T19">d</text:span><text:span text:style-name="T22">ijkstra</text:span><text:span text:style-name="T16">() : </text:span></text:p>
      <text:list xml:id="list174222586031343" text:continue-list="list174223230583454" text:style-name="L3">
        <text:list-item>
          <text:p text:style-name="P116">The altdist stores the distance for a different possibility of traversal for a given node.</text:p>
          <text:p text:style-name="P116"><text:span text:style-name="T18">We add the case where altdist is equal to the current distance (curdist) we have for that is the case where </text:span><text:span text:style-name="T16">choice</text:span><text:span text:style-name="T18"> arises. In that case, we choose the <text:s/>path </text:span><text:span text:style-name="T16">whose value of the parent nodes are smaller </text:span><text:span text:style-name="T18"><text:s/>.</text:span></text:p>
        </text:list-item>
      </text:list>
      <text:p text:style-name="P31">Function main():</text:p>
      <text:list xml:id="list544687612045485523" text:style-name="L7">
        <text:list-item>
          <text:p text:style-name="P96">The deterministic version of the function-'igraph_<text:span text:style-name="T40">get_shortest_paths_dijkstra</text:span>' is called and the <text:span text:style-name="T40">shortest weighted paths</text:span> for different <text:span text:style-name="T40">nodes in different graphs</text:span> is printed as specified in the driver function.</text:p>
        </text:list-item>
      </text:list>
      <text:p text:style-name="P31"/>
      <text:p text:style-name="P31"/>
      <text:p text:style-name="P6">4.Topological sorting</text:p>
      <text:p text:style-name="P6"/>
      <text:p text:style-name="P58"><text:span text:style-name="T30">Source file for the function<text:tab/><text:tab/>:</text:span><text:span text:style-name="T31">igraph-0.7.1/src/</text:span><text:span text:style-name="T30">structural_properties.</text:span><text:span text:style-name="T31">c</text:span></text:p>
      <text:p text:style-name="P58"><text:span text:style-name="T30">Function modified<text:tab/><text:tab/><text:tab/>:</text:span><text:span text:style-name="T36">igraph_topological_sorting</text:span></text:p>
      <text:p text:style-name="P58"/>
      <text:p text:style-name="P36">Source file for the driver function<text:tab/>:igraph-0.7.1examples/simple/igraph_topological_sorting.c</text:p>
      <text:p text:style-name="P58"/>
      <text:p text:style-name="P59">Random version </text:p>
      <text:p text:style-name="P59"/>
      <text:p text:style-name="P34">Name of the file submitted<text:tab/><text:tab/>:<text:span text:style-name="T51">sort.c</text:span></text:p>
      <text:p text:style-name="P34"/>
      <text:p text:style-name="P49">Summary:<text:span text:style-name="T29"> Prints a topological sorting of the nodes of the graph specified in the driver function.</text:span></text:p>
      <text:p text:style-name="P49"/>
      <text:p text:style-name="P49">Details:</text:p>
      <text:p text:style-name="P49"/>
      <text:p text:style-name="P34">Function igraph_topological_sorting():</text:p>
      <text:list xml:id="list4008653328727057917" text:style-name="L8">
        <text:list-item>
          <text:p text:style-name="P99">The vector 'temp' contains all the nodes which have no incoming vertices at present. This vector is shuffled using the function 'igraph_vector_shuffle' to randomize the result.</text:p>
        </text:list-item>
      </text:list>
      <text:p text:style-name="P34">Function main():</text:p>
      <text:list xml:id="list4118795032935769819" text:style-name="L9">
        <text:list-item>
          <text:p text:style-name="P100">The function 'igraph_topological_sorting' is called which prints the randomized version of the topological sorting of the nodes of the graph generated using the 'igraph_small' function.</text:p>
        </text:list-item>
      </text:list>
      <text:p text:style-name="P49"/>
      <text:p text:style-name="P49"/>
      <text:p text:style-name="P59">Deterministic version</text:p>
      <text:p text:style-name="P59"/>
      <text:p text:style-name="P34">Name of the file submitted<text:tab/><text:tab/>:<text:span text:style-name="T51">sortdet.c</text:span></text:p>
      <text:p text:style-name="P59"/>
      <text:p text:style-name="P59"><text:span text:style-name="T46">Summary:</text:span><text:span text:style-name="T30"> Prints a topological sorting of the nodes of the graph specified in the driver function.</text:span></text:p>
      <text:p text:style-name="P59"/>
      <text:p text:style-name="P49">Details:</text:p>
      <text:p text:style-name="P49"/>
      <text:p text:style-name="P34">Function igraph_topological_sorting():</text:p>
      <text:list xml:id="list1189383956630712371" text:style-name="L10">
        <text:list-item>
          <text:p text:style-name="P101">The vector 'temp' contains all the nodes which have no incoming vertices at present. This vector is sorted using the function 'igraph_vector_sort' to obtain the deterministic version of the function. Hence, this always gives a constant result.</text:p>
        </text:list-item>
      </text:list>
      <text:p text:style-name="P34">Function main():</text:p>
      <text:list xml:id="list7640898723760927994" text:style-name="L11">
        <text:list-item>
          <text:p text:style-name="P102">The function 'igraph_topological_sorting' is called which prints the deterministic version of the topological sorting of the nodes of the graph generated using the 'igraph_small' function.</text:p>
        </text:list-item>
      </text:list>
      <text:p text:style-name="P33"><text:tab/></text:p>
      <text:p text:style-name="P29"><text:soft-page-break/></text:p>
      <text:p text:style-name="P5"><text:span text:style-name="T41">5</text:span>.<text:span text:style-name="T41">Minimum Spanning tree(unweighted)</text:span></text:p>
      <text:p text:style-name="P5"/>
      <text:p text:style-name="P54"><text:span text:style-name="T30">Source file for the function<text:tab/><text:tab/>: </text:span><text:span text:style-name="T31">igraph-0.7.1/src/</text:span><text:span text:style-name="T33">s</text:span><text:span text:style-name="T34">panning</text:span><text:span text:style-name="T33">_</text:span><text:span text:style-name="T34">trees</text:span><text:span text:style-name="T31">.c</text:span></text:p>
      <text:p text:style-name="P54"><text:span text:style-name="T31">F</text:span><text:span text:style-name="T30">unction modified<text:tab/><text:tab/><text:tab/>: igraph_</text:span><text:span text:style-name="T34">i_minimum_spanning_tree_unweighted</text:span><text:span text:style-name="T33">()</text:span></text:p>
      <text:p text:style-name="P54"/>
      <text:p text:style-name="P54"><text:span text:style-name="T30">Source file for the driver function <text:s text:c="4"/>: </text:span><text:span text:style-name="T32">igraph-</text:span><text:span text:style-name="T37">0</text:span><text:span text:style-name="T32">.7.1/examples/simple/</text:span><text:span text:style-name="T33">i</text:span><text:span text:style-name="T30">graph_</text:span><text:span text:style-name="T35">minimum_spanning_tree</text:span><text:span text:style-name="T32">.c </text:span></text:p>
      <text:p text:style-name="P68"/>
      <text:p text:style-name="P71">Random Version</text:p>
      <text:p text:style-name="P81"/>
      <text:p text:style-name="P80">Name of the file submitted<text:tab/><text:tab/>: <text:span text:style-name="T41">mstran.</text:span>c</text:p>
      <text:p text:style-name="P80"/>
      <text:p text:style-name="P75">Summary :<text:span text:style-name="T29"> </text:span><text:span text:style-name="T17">Prints </text:span><text:span text:style-name="T24">randomly</text:span><text:span text:style-name="T17"> </text:span><text:span text:style-name="T24">the minimum spanning tree of an unweighted graph.</text:span></text:p>
      <text:p text:style-name="P75"/>
      <text:p text:style-name="P75"><text:span text:style-name="T27">D</text:span><text:span text:style-name="T26">etails :</text:span></text:p>
      <text:p text:style-name="P75"/>
      <text:p text:style-name="P27">Function igraph_<text:span text:style-name="T42">i_minimum_spanning_tree_unweighted()</text:span> : </text:p>
      <text:list xml:id="list174222778302621" text:continue-list="list174222586031343" text:style-name="L3">
        <text:list-item>
          <text:p text:style-name="P90"><text:span text:style-name="T6">T</text:span><text:span text:style-name="T10">he vector '</text:span><text:span text:style-name="T11">tmp</text:span><text:span text:style-name="T10">' contains the </text:span><text:span text:style-name="T11">incident edge</text:span><text:span text:style-name="T10">s of the current operational node </text:span><text:span text:style-name="T11">which was last dequeued </text:span><text:span text:style-name="T10">. </text:span><text:span text:style-name="T11">T</text:span><text:span text:style-name="T10">he contents of the vector are shuffled using 'igraph_vector_shuffle' to randomize </text:span><text:span text:style-name="T11">Minimum spanning tree formation</text:span><text:span text:style-name="T10">.</text:span></text:p>
        </text:list-item>
      </text:list>
      <text:p text:style-name="P32">Function main():</text:p>
      <text:list xml:id="list3556082190655322323" text:style-name="L12">
        <text:list-item>
          <text:p text:style-name="P97">The <text:span text:style-name="T40">random </text:span>version of the function-'igraph_<text:span text:style-name="T44">_i_minimum_spanning_tree_unweighted()</text:span>' is called and the <text:span text:style-name="T43">varying minimum spanning trees of a graph</text:span> <text:s/>specified in the driver function <text:span text:style-name="T43">i</text:span>s printed.</text:p>
        </text:list-item>
      </text:list>
      <text:p text:style-name="P24"/>
      <text:p text:style-name="P24"/>
      <text:p text:style-name="P57">Deterministic version</text:p>
      <text:p text:style-name="P57"/>
      <text:p text:style-name="P32">Name of the file submitted<text:tab/><text:tab/><text:tab/>: <text:span text:style-name="T41">mst</text:span>det.c</text:p>
      <text:p text:style-name="P32"/>
      <text:p text:style-name="P14"><text:span text:style-name="T4">Summary :</text:span><text:span text:style-name="T38"> <text:s text:c="2"/></text:span>Prints <text:span text:style-name="T45">specifically the minimum spanning tree of an unweighted graph.</text:span>. </text:p>
      <text:p text:style-name="P48"/>
      <text:p text:style-name="P13"/>
      <text:p text:style-name="P46">Details :</text:p>
      <text:p text:style-name="P76"><text:span text:style-name="T16">Function igraph_</text:span><text:span text:style-name="T23">i_minimum_spanning_tree_unweighted</text:span><text:span text:style-name="T20">()</text:span><text:span text:style-name="T16"> : </text:span></text:p>
      <text:list xml:id="list174222361684912" text:continue-list="list174222778302621" text:style-name="L3">
        <text:list-item>
          <text:p text:style-name="P90"><text:span text:style-name="T6">T</text:span><text:span text:style-name="T10">he vector '</text:span><text:span text:style-name="T11">tmp</text:span><text:span text:style-name="T10">' contains the </text:span><text:span text:style-name="T11">incident edge</text:span><text:span text:style-name="T10">s of the current operational node </text:span><text:span text:style-name="T11">which was last dequeued </text:span><text:span text:style-name="T10">. </text:span><text:span text:style-name="T11">T</text:span><text:span text:style-name="T10">he contents of the vector are s</text:span><text:span text:style-name="T11">orte</text:span><text:span text:style-name="T10">d using 'igraph_vector_shuffle' to </text:span><text:span text:style-name="T11">genrate deterministic version of</text:span><text:span text:style-name="T10"> </text:span><text:span text:style-name="T11">Minimum spanning tree formation</text:span><text:span text:style-name="T10">.</text:span></text:p>
        </text:list-item>
      </text:list>
      <text:p text:style-name="P32">Function main():</text:p>
      <text:list xml:id="list5865191230796298672" text:style-name="L13">
        <text:list-item>
          <text:p text:style-name="P98">The <text:span text:style-name="T43">deterministic </text:span>version of the function- 'igraph_<text:span text:style-name="T44">_i_minimum_spanning_tree_unweighted()</text:span>' is called and the <text:span text:style-name="T43">varying minimum spanning trees of a graph</text:span> <text:s/>specified in the driver function <text:span text:style-name="T43">i</text:span>s printed.</text:p>
        </text:list-item>
      </text:list>
      <text:p text:style-name="P30"/>
      <text:p text:style-name="P30"/>
      <text:p text:style-name="P7">6.Minimum spanning tree(weighted)</text:p>
      <text:p text:style-name="P7"/>
      <text:p text:style-name="P35">Source file for the function<text:tab/><text:tab/>:igraph-0.7.1/src/<text:span text:style-name="T47">spanning_tree</text:span>.c</text:p>
      <text:p text:style-name="P37">Function modified<text:tab/><text:tab/><text:tab/>:igraph_i_minimum_spanning_tree_prim</text:p>
      <text:p text:style-name="P37"/>
      <text:p text:style-name="P37">Source file for the driver function<text:tab/>: <text:s/></text:p>
      <text:p text:style-name="P37"><text:soft-page-break/>igraph-0.7.1/examples/<text:span text:style-name="T48">simple/igraph_minimum_spanning_tree.c </text:span></text:p>
      <text:p text:style-name="P37"/>
      <text:p text:style-name="P37"/>
      <text:p text:style-name="P60">Random version:</text:p>
      <text:p text:style-name="P60"/>
      <text:p text:style-name="P37">Name of the file submitted<text:tab/><text:tab/>:<text:span text:style-name="T51">primrandom.c</text:span></text:p>
      <text:p text:style-name="P60"/>
      <text:p text:style-name="P60"><text:span text:style-name="T46">Summary:</text:span><text:span text:style-name="T30"> Prints randomly the minimum spanning tree of a weighted graph.</text:span></text:p>
      <text:p text:style-name="P60"/>
      <text:p text:style-name="P50">Details:</text:p>
      <text:p text:style-name="P60"/>
      <text:p text:style-name="P37">Function <text:span text:style-name="T48">igrap</text:span>h_i_minimum_spanning_tree_prim():</text:p>
      <text:list xml:id="list8879162990630953866" text:style-name="L14">
        <text:list-item>
          <text:p text:style-name="P103">The array 'ar' is used to store the frequency of the weights of the edges. The index specifies the weight of a particular edge and the content at that index is the frequency <text:span text:style-name="T52">of that edge weight.</text:span></text:p>
        </text:list-item>
        <text:list-item>
          <text:p text:style-name="P104">The overflow condition is checked for. If any edge weight exceeds the limit i.e. 100(can be changed later as per the user's requirement) the overflow condition is satisfied, a suitable message is displayed and the program is aborted.</text:p>
        </text:list-item>
        <text:list-item>
          <text:p text:style-name="P104"><text:span text:style-name="T47">The array 'ra' is used to store 10 random numbers.</text:span> <text:s/></text:p>
        </text:list-item>
        <text:list-item>
          <text:p text:style-name="P105">The maximum frequency is determined. All the edge weights a<text:span text:style-name="T49">re shifted by the number of bits in the maximum frequency. A random value which is less than the maximum frequency is added to all the edge weights. This ensures that all the egdes having similar weights are randomized.</text:span></text:p>
        </text:list-item>
        <text:list-item>
          <text:p text:style-name="P106">Another overflow condition is checked for. If any of the weights after shifting exceeds 32 bits, an error message is printed and the program is aborted.</text:p>
        </text:list-item>
        <text:list-item>
          <text:p text:style-name="P107">This function also gives different results depending on the node with which the generation of minimum spanning tree is started, hence, this node is randomly chosen.</text:p>
        </text:list-item>
      </text:list>
      <text:p text:style-name="P38"/>
      <text:p text:style-name="P38">Function main():</text:p>
      <text:list xml:id="list3572554366366828505" text:style-name="L15">
        <text:list-item>
          <text:p text:style-name="P108">This function calls the 'igraph_i_minimum_spanning_tree_prim' and <text:span text:style-name="T50">randomly prints the minimum spanning tree of the weighted graph specified in the driver function.</text:span></text:p>
        </text:list-item>
      </text:list>
      <text:p text:style-name="P37"/>
      <text:p text:style-name="P61">Deterministic version:</text:p>
      <text:p text:style-name="P61"/>
      <text:p text:style-name="P40">Name of the file submitted<text:tab/><text:tab/><text:tab/>:primdet.c</text:p>
      <text:p text:style-name="P61"/>
      <text:p text:style-name="P61"><text:span text:style-name="T46">Summary:</text:span><text:span text:style-name="T30"> Prints the deterministic version of the minimum spanning tree of the specified graph.</text:span></text:p>
      <text:p text:style-name="P61"/>
      <text:p text:style-name="P51">Details:</text:p>
      <text:p text:style-name="P61"/>
      <text:p text:style-name="P83"><text:span text:style-name="T13">Function </text:span><text:span text:style-name="T7">igrap</text:span><text:span text:style-name="T12">h_i_minimum_spanning_tree_prim():</text:span></text:p>
      <text:list xml:id="list2160690469490356139" text:style-name="L16">
        <text:list-item>
          <text:p text:style-name="P117"><text:span text:style-name="T12">T</text:span><text:span text:style-name="T5">he nodes of the specified graph are accessed in a particular order. This makes the approach deterministic.</text:span></text:p>
        </text:list-item>
      </text:list>
      <text:p text:style-name="P84"/>
      <text:p text:style-name="P40">Function main():</text:p>
      <text:list xml:id="list886680486794176313" text:style-name="L17">
        <text:list-item>
          <text:p text:style-name="P109">This function calls the 'igraph_i_minimum_spanning_tree_prim' and<text:span text:style-name="T50"> prints the deterministic version of minimum spanning tree of the weighted graph specified in the driver function.</text:span></text:p>
        </text:list-item>
      </text:list>
      <text:p text:style-name="P39"/>
      <text:p text:style-name="P2"><text:span text:style-name="T55">7</text:span>.<text:span text:style-name="T53">BGLL Algorithm</text:span></text:p>
      <text:p text:style-name="P15"><text:s/></text:p>
      <text:p text:style-name="P85"><text:span text:style-name="T6"><text:s/>Source file </text:span><text:span text:style-name="T7">for the function</text:span><text:span text:style-name="T6"> <text:s text:c="15"/>: igraph-0.7.1/src/</text:span><text:span text:style-name="T14">community</text:span><text:span text:style-name="T6">.c</text:span></text:p>
      <text:p text:style-name="P15"><text:soft-page-break/><text:s/>Function modified <text:s text:c="29"/>: igraph_<text:span text:style-name="T53">i__community_multilevel_step()</text:span></text:p>
      <text:p text:style-name="P15"/>
      <text:p text:style-name="P19"><text:s/>Source file <text:s/>for the driver function <text:s text:c="4"/>: <text:s/>igraph_<text:span text:style-name="T54">0</text:span>.7.1/examples/simple/igraph_<text:span text:style-name="T54">community_multilevel</text:span>.c </text:p>
      <text:p text:style-name="P19"/>
      <text:p text:style-name="P15"><text:s/><text:span text:style-name="T2">Random version</text:span></text:p>
      <text:p text:style-name="P15"/>
      <text:p text:style-name="P15">Name of the file submitted <text:s text:c="17"/>:b<text:span text:style-name="T53">gll</text:span>.c</text:p>
      <text:p text:style-name="P15"><text:s/></text:p>
      <text:p text:style-name="P16"><text:span text:style-name="T1">Summary : </text:span><text:s/><text:span text:style-name="T54">This function implements the multi-level modularity optimization </text:span></text:p>
      <text:p text:style-name="P41"><text:s/>algorithm for finding community structure of a graph randomly.</text:p>
      <text:p text:style-name="P15"/>
      <text:p text:style-name="P85"><text:span text:style-name="T25">Details : <text:s/></text:span><text:span text:style-name="T6"><text:s text:c="3"/></text:span></text:p>
      <text:p text:style-name="P15"/>
      <text:p text:style-name="P85"><text:span text:style-name="T7">Function igraph_</text:span><text:span text:style-name="T14">i_community_multilevel_step</text:span><text:span text:style-name="T7">( ) :</text:span><text:span text:style-name="T6"> <text:s/></text:span></text:p>
      <text:list xml:id="list174222281185839" text:continue-list="list174222049581869" text:style-name="L1">
        <text:list-item>
          <text:p text:style-name="P88"><text:span text:style-name="T6">T</text:span><text:span text:style-name="T5">he vector '</text:span><text:span text:style-name="T14">links_community</text:span><text:span text:style-name="T5">' contains the </text:span><text:span text:style-name="T15">commnities incident on the vertex.</text:span><text:span text:style-name="T5">. </text:span><text:span text:style-name="T14">T</text:span><text:span text:style-name="T5">he contents of the vector are shuffled using 'igraph_vector_shuffle' to randomize </text:span><text:span text:style-name="T14">multilevel</text:span><text:span text:style-name="T5"> </text:span><text:span text:style-name="T14">community detection in a graph</text:span><text:span text:style-name="T5">.</text:span></text:p>
        </text:list-item>
      </text:list>
      <text:p text:style-name="P19">Function main( ): <text:s text:c="3"/></text:p>
      <text:list xml:id="list174223237513959" text:continue-numbering="true" text:style-name="L1">
        <text:list-item>
          <text:p text:style-name="P118">Queries and prints the multilevel communities of the graphs as specified in the driver function by calling <text:s/>the function <text:s/>'igraph_community_multilevel()' <text:s/>.</text:p>
        </text:list-item>
      </text:list>
      <text:p text:style-name="P64"/>
      <text:p text:style-name="P15"><text:span text:style-name="T3">Deterministic </text:span><text:span text:style-name="T2">version</text:span></text:p>
      <text:p text:style-name="P21"/>
      <text:p text:style-name="P15">Name of the file submitted <text:s text:c="16"/>:b<text:span text:style-name="T53">gldet</text:span>.c</text:p>
      <text:p text:style-name="P15"><text:s/></text:p>
      <text:p text:style-name="P16"><text:span text:style-name="T1">Summary :</text:span> <text:s/><text:span text:style-name="T54">This function implements the multi-level modularity optimization </text:span></text:p>
      <text:p text:style-name="P41"><text:s/>algorithm for finding community structure in a deterministic approach.</text:p>
      <text:p text:style-name="P16"/>
      <text:p text:style-name="P43"/>
      <text:p text:style-name="P85"><text:span text:style-name="T25">Details :</text:span><text:span text:style-name="T6"> <text:s text:c="4"/></text:span></text:p>
      <text:p text:style-name="P15"/>
      <text:p text:style-name="P85"><text:span text:style-name="T7">Function igraph_</text:span><text:span text:style-name="T14">i_community_multilevel_step</text:span><text:span text:style-name="T7">( ) :</text:span><text:span text:style-name="T6"> <text:s/></text:span></text:p>
      <text:list xml:id="list174223280024868" text:continue-numbering="true" text:style-name="L1">
        <text:list-item>
          <text:p text:style-name="P89"><text:span text:style-name="T6">T</text:span><text:span text:style-name="T5">he vector '</text:span><text:span text:style-name="T14">links_community</text:span><text:span text:style-name="T5">' contains the </text:span><text:span text:style-name="T15">commnities incident on the vertex.</text:span><text:span text:style-name="T5">. </text:span><text:span text:style-name="T14">T</text:span><text:span text:style-name="T5">he contents of the vector are s</text:span><text:span text:style-name="T15">ort</text:span><text:span text:style-name="T5">ed using 'igraph_vector_s</text:span><text:span text:style-name="T15">ort</text:span><text:span text:style-name="T5">' to </text:span><text:span text:style-name="T15">give the deterministic approach to </text:span><text:span text:style-name="T5"><text:s/></text:span><text:span text:style-name="T14">multilevel</text:span><text:span text:style-name="T5"> </text:span><text:span text:style-name="T14">community detection in a graph</text:span><text:span text:style-name="T5">.</text:span></text:p>
        </text:list-item>
      </text:list>
      <text:p text:style-name="P19">Function main( ): <text:s text:c="3"/></text:p>
      <text:list xml:id="list5959077750648893927" text:style-name="L18">
        <text:list-item>
          <text:p text:style-name="P110">.Queries and prints the multilevel communities of the graphs as specified in the driver function by calling <text:s/>the function <text:s/>'igraph_community_multilevel()'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4T20:33:12.744044186</meta:creation-date>
    <dc:date>2016-02-15T17:42:20.950438417</dc:date>
    <meta:editing-duration>PT4H16M10S</meta:editing-duration>
    <meta:editing-cycles>30</meta:editing-cycles>
    <meta:generator>LibreOffice/4.4.2.2$Linux_X86_64 LibreOffice_project/40m0$Build-2</meta:generator>
    <meta:document-statistic meta:table-count="0" meta:image-count="0" meta:object-count="0" meta:page-count="7" meta:paragraph-count="173" meta:word-count="2096" meta:character-count="14110" meta:non-whitespace-character-count="11916"/>
  </office:meta>
</office:document-meta>
</file>